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3" style:family="paragraph" style:parent-style-name="BODY">
      <style:paragraph-properties fo:margin-top="0in" fo:margin-bottom="0in" fo:line-height="100%"/>
      <style:text-properties fo:color="#000000" fo:font-size="10.5pt" fo:font-weight="normal" style:font-size-asian="10.5pt" style:font-weight-asian="normal" style:font-size-complex="10.5pt" style:font-weight-complex="normal"/>
    </style:style>
    <style:style style:name="P4" style:family="paragraph" style:parent-style-name="_5b_Normal_5d_">
      <style:paragraph-properties fo:margin-top="0in" fo:margin-bottom="0in" fo:line-height="100%"/>
      <style:text-properties fo:color="#000000" fo:font-size="10.5pt" fo:font-weight="normal" style:font-size-asian="10.5pt" style:font-weight-asian="normal" style:font-size-complex="10.5pt" style:font-weight-complex="normal"/>
    </style:style>
    <style:style style:name="P5"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6"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size="10.5p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size-complex="10.5pt" style:font-weight-complex="normal"/>
    </style:style>
    <style:style style:name="P8" style:family="paragraph" style:parent-style-name="Standard" style:list-style-name="">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size-complex="10.5pt" style:font-weight-complex="normal"/>
    </style:style>
    <style:style style:name="P9" style:family="paragraph" style:parent-style-name="Standard">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name-complex="Times New Roman1" style:font-size-complex="10.5pt" style:font-weight-complex="normal"/>
    </style:style>
    <style:style style:name="P10" style:family="paragraph" style:parent-style-name="Standard">
      <style:paragraph-properties fo:margin-left="0in" fo:margin-right="0in" fo:margin-top="0in" fo:margin-bottom="0in" fo:line-height="100%" fo:text-indent="0in" style:auto-text-indent="false"/>
    </style:style>
    <style:style style:name="P11"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12"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13" style:family="paragraph" style:parent-style-name="No_20_Spacing">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size-complex="10.5pt" style:font-weight-complex="normal"/>
    </style:style>
    <style:style style:name="P14" style:family="paragraph" style:parent-style-name="No_20_Spacing">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name-complex="Times New Roman1" style:font-size-complex="10.5pt" style:font-weight-complex="normal"/>
    </style:style>
    <style:style style:name="T1" style:family="text">
      <style:text-properties fo:font-weight="bold" style:font-weight-asian="bold" style:font-name-complex="Times New Roman1" style:font-weight-complex="bold"/>
    </style:style>
    <style:style style:name="T2" style:family="text">
      <style:text-properties style:font-name-complex="Times New Roman1"/>
    </style:style>
    <style:style style:name="T3" style:family="text">
      <style:text-properties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4"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5" style:family="text">
      <style:text-properties style:font-name="Georgia" fo:language="none" fo:country="none" style:font-name-asian="Georgia" style:language-asian="none" style:country-asian="none" style:font-name-complex="Georgia" style:language-complex="none" style:country-complex="none"/>
    </style:style>
    <style:style style:name="T6"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7"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8" style:family="text">
      <style:text-properties style:font-name="Georgia" fo:language="en" fo:country="US" style:font-name-asian="Georgia" style:language-asian="none" style:country-asian="none" style:font-name-complex="Georgia" style:language-complex="none" style:country-complex="none"/>
    </style:style>
    <style:style style:name="T9"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0" style:family="text">
      <style:text-properties fo:color="#000000" style:font-name="Georgia" fo:font-size="10.5pt" fo:font-weight="bold" style:font-size-asian="10.5pt" style:font-weight-asian="bold" style:font-name-complex="Times New Roman1" style:font-size-complex="10.5pt" style:font-weight-complex="bold"/>
    </style:style>
    <style:style style:name="T11" style:family="text">
      <style:text-properties fo:color="#000000" style:font-name="Georgia" fo:font-size="10.5pt" fo:font-weight="normal" style:font-size-asian="10.5pt" style:font-weight-asian="normal" style:font-name-complex="Times New Roman1" style:font-size-complex="10.5pt" style:font-weight-complex="normal"/>
    </style:style>
    <style:style style:name="T12"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3" style:family="text">
      <style:text-properties fo:color="#000000" style:font-name="Georgia"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4" style:family="text">
      <style:text-properties fo:color="#000000"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5" style:family="text">
      <style:text-properties fo:language="none" fo:country="none" style:font-name-asian="Georgia" style:language-asian="none" style:country-asian="none" style:font-name-complex="Georgia" style:language-complex="none" style:country-complex="none"/>
    </style:style>
    <style:style style:name="T16"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e Honorable Servant</text:p>
      <text:p text:style-name="P1"/>
      <text:p text:style-name="P13"><text:span text:style-name="T1">Read:</text:span><text:span text:style-name="T2"> II Timothy 2:19-26</text:span></text:p>
      <text:p text:style-name="P14"/>
      <text:p text:style-name="P10"><text:span text:style-name="T10">Text:</text:span><text:span text:style-name="T11"> </text:span><text:span text:style-name="T12">Hebrews 12:1</text:span><text:span text:style-name="T4"> “...let us lay aside every weight, and the sin which doth so easily beset </text:span><text:span text:style-name="T9">us,</text:span><text:span text:style-name="T4"> and let us run with patience the race that is set before us,</text:span><text:span text:style-name="T12">”</text:span></text:p>
      <text:p text:style-name="P9"/>
      <text:h text:style-name="P7" text:outline-level="3"><text:span text:style-name="T1">Introduction:</text:span><text:span text:style-name="T2"> Several times this week; I have heard this scripture referenced on the radio. As you read these verses that Paul is writing to his son (in the faith) you see a clear idea of what the scripture means when it says to lay aside every weight and the sin <text:s/>which doth so easily beset us.</text:span></text:h>
      <text:h text:style-name="P8" text:outline-level="3"><text:span text:style-name="T2"><text:s text:c="2"/>Who is Paul talking about? He answers this in verse 19: “</text:span><text:span text:style-name="T15">every one that nameth the name of Christ.” Would that be you?</text:span></text:h>
      <text:h text:style-name="P8" text:outline-level="3"><text:span text:style-name="T2"><text:s text:c="2"/>This message must start off with a question. The question is this: “Do you (as one of those who name the name of Christ) want to be an honor-able vessel for the Lord to use?” If so, then this message is for you. It is a simple message: You will be an honorable vessel if you purge several things out of your life. </text:span></text:h>
      <text:h text:style-name="P8" text:outline-level="3"><text:span text:style-name="T2"/></text:h>
      <text:h text:style-name="P8" text:outline-level="3"><text:span text:style-name="T1">Dishonorable saints:</text:span><text:span text:style-name="T2"> Since Paul is talking to those who are known as followers of Christ, then we must assume that you can be a believer while </text:span>having unresolved issues and even sin in your life. He mentions in the 20<text:span text:style-name="T16">th</text:span> verse that even in a great house (God's house is certainly a great house) there are dishonorable vessels.</text:h>
      <text:p text:style-name="P11"/>
      <text:p text:style-name="P3"><text:span text:style-name="T7">The Price of honor:</text:span><text:span text:style-name="T5"> Paul doesn't provide a twelve step program to find honor. He doesn't have even a three step program. There is one step and it involves dumping the trash. Purge yourself from these things and you will be a vessel of honor. “Okay, Pastor: what things?” I'm so glad you asked. Here we go...</text:span></text:p>
      <text:p text:style-name="P4"><text:span text:style-name="T5"/></text:p>
      <text:p text:style-name="P2"><text:span text:style-name="T7">Flee youthful lusts:</text:span><text:span text:style-name="T5"> When we hear the word lust we often associate it with sexual sin but there are many other things that the youth follow after. Certainly sexual sin is prevalent today among the youth however there are many lusts of today's youth. There is the love of self, the seeking of pleasure thru drugs, the desire to fit in, &amp; the natural rebellion of the teen. </text:span></text:p>
      <text:p text:style-name="P5"><text:span text:style-name="T5"><text:s text:c="2"/>You see just getting saved doesn't remove satan's temping power. It does not provide instant deliverance from the old tricks that satan has used in the past. Satan still comes knocking and he wants to have you back. If he can't have you he will try to make sure that your testimony is useless to others who you influence. </text:span></text:p>
      <text:p text:style-name="P2"><text:span text:style-name="T7">Don't start arguments:</text:span><text:span text:style-name="T5"> The placement of this right after the youthful lusts seemed a little </text:span><text:span text:style-name="T8">bizarre</text:span><text:span text:style-name="T5"> to me. What do you think satan will try if he cannot get you to return to the sin he will distract you with senseless bickering. Paul says: “...foolish and unlearned questions avoid... the servant of the Lord must not strive...” </text:span></text:p>
      <text:p text:style-name="P5"><text:span text:style-name="T5"><text:s text:c="2"/>This is not Paul urging Timothy not to contend for the faith but he is warning that some issues are not worth arguing about: How many angels can dance on the end of a needle? Could God make a rock so big that He could not lift it? What is the unpardonable sin? </text:span></text:p>
      <text:p text:style-name="P5"><text:span text:style-name="T5"><text:s text:c="2"/>There are even some theological questions that should never be deal breakers. We should be able to disagree while trying to help each other rather than getting mad and/or arguing. </text:span></text:p>
      <text:p text:style-name="P6"><text:span text:style-name="T13"><text:s text:c="2"/>Do you remember Paul having a disagreement with Peter in Galatians chapter 2? The issue was salvation by grace alone. Peter had become influenced by those who wanted to add obedience to the law to grace. Paul said: “</text:span><text:span text:style-name="T5">I withstood him to the face, because he was to be blamed.”</text:span></text:p>
      <text:p text:style-name="P5"><text:span text:style-name="T5"><text:s text:c="2"/>If there is going to be a major disagreement let it be over issues of eternal consequence and not silliness.</text:span></text:p>
      <text:p text:style-name="P5"><text:span text:style-name="T5"/></text:p>
      <text:p text:style-name="P6"><text:span text:style-name="T14">Conclude:</text:span><text:span text:style-name="T13"> There you have it! Flee youthful lusts and don't start trivial arguments. Now if those things are behind us then we are vessels of honor. Simple? Right? No not simple but certainly doa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7-09-16T20:32:19.05</dc:date>
    <meta:editing-duration>PT4H16M20S</meta:editing-duration>
    <meta:generator>OpenOffice/4.1.3$Win32 OpenOffice.org_project/413m1$Build-9783</meta:generator>
    <meta:printed-by>Joel Tice</meta:printed-by>
    <meta:print-date>2017-09-16T20:31:54.53</meta:print-date>
    <meta:document-statistic meta:table-count="0" meta:image-count="0" meta:object-count="0" meta:page-count="1" meta:paragraph-count="16" meta:word-count="666" meta:character-count="36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